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officeooo:rsid="0000e959" officeooo:paragraph-rsid="0000e959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officeooo:rsid="0000e959" officeooo:paragraph-rsid="0000e959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6pt" fo:font-weight="bold" officeooo:rsid="0000e959" officeooo:paragraph-rsid="0000e959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fo:font-size="20pt" fo:font-weight="bold" officeooo:rsid="0000e959" officeooo:paragraph-rsid="0000e959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8pt" fo:font-weight="bold" officeooo:rsid="0000e959" officeooo:paragraph-rsid="0000e959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00e959"/>
    </style:style>
    <style:style style:name="T1" style:family="text">
      <style:text-properties style:text-position="super 58%"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0167ff" style:font-size-asian="16pt" style:font-size-complex="16pt"/>
    </style:style>
    <style:style style:name="T6" style:family="text">
      <style:text-properties officeooo:rsid="000885b9"/>
    </style:style>
    <style:style style:name="T7" style:family="text">
      <style:text-properties style:font-name="Calibri" fo:font-size="18pt" fo:font-weight="bold" officeooo:rsid="0000e959" style:font-size-asian="18pt" style:font-weight-asian="bold" style:font-size-complex="18pt" style:font-weight-complex="bold"/>
    </style:style>
    <style:style style:name="T8" style:family="text">
      <style:text-properties style:font-name="Calibri" fo:font-size="18pt" fo:font-weight="bold" officeooo:rsid="000885b9" style:font-size-asian="18pt" style:font-weight-asian="bold" style:font-size-complex="18pt" style:font-weight-complex="bold"/>
    </style:style>
    <style:style style:name="T9" style:family="text">
      <style:text-properties style:font-name="Calibri" fo:font-size="18pt" fo:font-weight="bold" officeooo:rsid="000a0fe3" style:font-size-asian="18pt" style:font-weight-asian="bold" style:font-size-complex="18pt" style:font-weight-complex="bold"/>
    </style:style>
    <style:style style:name="T10" style:family="text">
      <style:text-properties style:font-name="Calibri" fo:font-size="16pt" officeooo:rsid="0000e959" style:font-size-asian="16pt" style:font-size-complex="16pt"/>
    </style:style>
    <style:style style:name="T11" style:family="text">
      <style:text-properties style:font-name="Calibri" fo:font-size="16pt" officeooo:rsid="000885b9" style:font-size-asian="16pt" style:font-size-complex="16pt"/>
    </style:style>
    <style:style style:name="T12" style:family="text">
      <style:text-properties style:font-name="Calibri" fo:font-size="16pt" officeooo:rsid="000a0fe3" style:font-size-asian="16pt" style:font-size-complex="16pt"/>
    </style:style>
    <style:style style:name="T13" style:family="text">
      <style:text-properties style:font-name="Calibri" fo:font-size="16pt" fo:font-weight="bold" officeooo:rsid="000885b9" style:font-size-asian="16pt" style:font-weight-asian="bold" style:font-size-complex="16pt" style:font-weight-complex="bold"/>
    </style:style>
    <style:style style:name="T14" style:family="text">
      <style:text-properties style:font-name="Calibri" fo:font-size="16pt" fo:font-weight="bold" officeooo:rsid="000a0fe3" style:font-size-asian="16pt" style:font-weight-asian="bold" style:font-size-complex="16pt" style:font-weight-complex="bold"/>
    </style:style>
    <style:style style:name="T15" style:family="text">
      <style:text-properties officeooo:rsid="000a0f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2"><text:span text:style-name="T3">N</text:span>ame: <text:span text:style-name="T2">M</text:span>uhammad <text:span text:style-name="T2">S</text:span>herjeel <text:span text:style-name="T2">A</text:span>khtar</text:p>
      <text:p text:style-name="P2"/>
      <text:p text:style-name="P2"><text:span text:style-name="T3">R</text:span>oll <text:span text:style-name="T3">N</text:span>o: 20P-0101</text:p>
      <text:p text:style-name="P2"/>
      <text:p text:style-name="P6"><text:span text:style-name="T7">S</text:span><text:span text:style-name="T10">ubject: </text:span><text:span text:style-name="T9">T</text:span><text:span text:style-name="T12">echnical</text:span><text:span text:style-name="T10"> </text:span><text:span text:style-name="T9">B</text:span><text:span text:style-name="T12">usiness</text:span><text:span text:style-name="T10"> </text:span><text:span text:style-name="T9">W</text:span><text:span text:style-name="T12">riting</text:span></text:p>
      <text:p text:style-name="P3"/>
      <text:p text:style-name="P6"><text:span text:style-name="T8">A</text:span><text:span text:style-name="T11">ssignment</text:span><text:span text:style-name="T10"> </text:span><text:span text:style-name="T7">N</text:span><text:span text:style-name="T10">o:</text:span></text:p>
      <text:p text:style-name="P2"/>
      <text:p text:style-name="P6"><text:span text:style-name="T7">S</text:span><text:span text:style-name="T10">ubmitted </text:span><text:span text:style-name="T7">T</text:span><text:span text:style-name="T10">o </text:span><text:span text:style-name="T7">R</text:span><text:span text:style-name="T10">espected </text:span><text:span text:style-name="T9">M</text:span><text:span text:style-name="T12">aam</text:span><text:span text:style-name="T10">: </text:span><text:span text:style-name="T14">Noreen Shah</text:span></text:p>
      <text:p text:style-name="P3"/>
      <text:p text:style-name="P1"><text:span text:style-name="T3">D</text:span><text:span text:style-name="T4">ate: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20:11:34.592960863</meta:creation-date>
    <dc:date>2022-04-19T01:04:45.672830063</dc:date>
    <meta:editing-duration>PT26M38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6" meta:word-count="20" meta:character-count="142" meta:non-whitespace-character-count="127"/>
  </office:meta>
</office:document-meta>
</file>